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6.636cm"/>
    </style:style>
    <style:style style:name="co5" style:family="table-column">
      <style:table-column-properties fo:break-before="auto" style:column-width="6.553cm"/>
    </style:style>
    <style:style style:name="co6" style:family="table-column">
      <style:table-column-properties fo:break-before="auto" style:column-width="3.83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office:value-type="string">
            <text:p>Words in concordance</text:p>
          </table:table-cell>
          <table:table-cell office:value-type="string">
            <text:p>Objects created in conventional LinkedList</text:p>
          </table:table-cell>
          <table:table-cell office:value-type="string">
            <text:p>Objects created using my implementation</text:p>
          </table:table-cell>
          <table:table-cell/>
          <table:table-cell office:value-type="string">
            <text:p>Num entries per word: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.A2]*(4+([.$F$1]*7))" office:value-type="float" office:value="25000">
            <text:p>25000</text:p>
          </table:table-cell>
          <table:table-cell table:formula="of:=[.A2]*(4+([.$F$1]*5))" office:value-type="float" office:value="19000">
            <text:p>19000</text:p>
          </table:table-cell>
          <table:table-cell>
            <draw:frame table:end-cell-address="Sheet1.J22" table:end-x="1.12cm" table:end-y="0.136cm" draw:z-index="0" draw:style-name="gr1" svg:width="16.054cm" svg:height="9.014cm" svg:x="0.176cm" svg:y="0.155cm">
              <draw:object draw:notify-on-update-of-ranges="Sheet1.B1:Sheet1.B1 Sheet1.B2:Sheet1.B5 Sheet1.C1:Sheet1.C1 Sheet1.C2:Sheet1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10000">
            <text:p>10000</text:p>
          </table:table-cell>
          <table:table-cell table:formula="of:=[.A3]*(4+([.$F$1]*7))" office:value-type="float" office:value="250000">
            <text:p>250000</text:p>
          </table:table-cell>
          <table:table-cell table:formula="of:=[.A3]*(4+([.$F$1]*5))" office:value-type="float" office:value="190000">
            <text:p>190000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table:formula="of:=[.A4]*(4+([.$F$1]*7))" office:value-type="float" office:value="2500000">
            <text:p>2500000</text:p>
          </table:table-cell>
          <table:table-cell table:formula="of:=[.A4]*(4+([.$F$1]*5))" office:value-type="float" office:value="1900000">
            <text:p>1900000</text:p>
          </table:table-cell>
          <table:table-cell table:number-columns-repeated="3"/>
        </table:table-row>
        <table:table-row table:style-name="ro2">
          <table:table-cell office:value-type="float" office:value="161013">
            <text:p>161013</text:p>
          </table:table-cell>
          <table:table-cell table:formula="of:=[.A5]*(4+([.$F$1]*7))" office:value-type="float" office:value="4025325">
            <text:p>4025325</text:p>
          </table:table-cell>
          <table:table-cell table:formula="of:=[.A5]*(4+([.$F$1]*5))" office:value-type="float" office:value="3059247">
            <text:p>305924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16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9T23:53:43.06</meta:creation-date>
    <dc:date>2011-10-21T16:03:58.80</dc:date>
    <meta:editing-duration>PT4H15M48S</meta:editing-duration>
    <meta:editing-cycles>6</meta:editing-cycles>
    <meta:generator>OpenOffice.org/3.3$Win32 OpenOffice.org_project/330m20$Build-9567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55cm" svg:height="9.015cm" xlink:href=".." xlink:type="simple" chart:class="chart:line" chart:style-name="ch1">
        <chart:legend chart:legend-position="top" svg:x="1.047cm" svg:y="0.68cm" chart:style-name="ch2"/>
        <chart:plot-area chart:style-name="ch3" table:cell-range-address="Sheet1.B1:Sheet1.C5" chart:data-source-has-labels="row" svg:x="0.771cm" svg:y="1.656cm" svg:width="14.642cm" svg:height="6.171cm">
          <chartooo:coordinate-region svg:x="0.771cm" svg:y="1.656cm" svg:width="14.642cm" svg:height="6.171cm"/>
          <chart:axis chart:dimension="x" chart:name="primary-x" chart:style-name="ch4">
            <chart:title svg:x="5.627cm" svg:y="8.008cm" chart:style-name="ch5">
              <text:p>Number of words in concordance</text:p>
            </chart:title>
          </chart:axis>
          <chart:axis chart:dimension="y" chart:name="primary-y" chart:style-name="ch6"/>
          <chart:series chart:style-name="ch7" chart:values-cell-range-address="Sheet1.B2:Sheet1.B5" chart:label-cell-address="Sheet1.B1:Sheet1.B1" chart:class="chart:line">
            <chart:data-point chart:repeated="4"/>
          </chart:series>
          <chart:series chart:style-name="ch8" chart:values-cell-range-address="Sheet1.C2:Sheet1.C5" chart:label-cell-address="Sheet1.C1:Sheet1.C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s created in conventional LinkedList</text:p>
                <draw:g>
                  <svg:desc>Sheet1.B1:Sheet1.B1</svg:desc>
                </draw:g>
              </table:table-cell>
              <table:table-cell office:value-type="string">
                <text:p>Objects created using my implement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>25000</text:p>
                <draw:g>
                  <svg:desc>Sheet1.B2:Sheet1.B5</svg:desc>
                </draw:g>
              </table:table-cell>
              <table:table-cell office:value-type="float" office:value="19000">
                <text:p>19000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0">
                <text:p>250000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0">
                <text:p>2500000</text:p>
              </table:table-cell>
              <table:table-cell office:value-type="float" office:value="1900000">
                <text:p>19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25325">
                <text:p>4025325</text:p>
              </table:table-cell>
              <table:table-cell office:value-type="float" office:value="3059247">
                <text:p>3059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